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Quicksand, sans-serif" svg:font-family="Quicksand, sans-serif" style:font-family-generic="system"/>
    <style:font-face style:name="Georgia, serif" svg:font-family="Georgia, 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style>
    <style:style style:name="T2" style:parent-style-name="Policepardéfaut" style:family="text">
      <style:text-properties fo:color="#FF7676"/>
    </style:style>
    <style:style style:name="T3" style:parent-style-name="Policepardéfaut" style:family="text">
      <style:text-properties style:font-name="Quicksand, sans-serif" fo:color="#FF7676"/>
    </style:style>
    <style:style style:name="P4" style:parent-style-name="Standard" style:family="paragraph">
      <style:paragraph-properties fo:widows="2" fo:orphans="2"/>
    </style:style>
    <style:style style:name="T5" style:parent-style-name="Policepardéfaut" style:family="text">
      <style:text-properties fo:color="#FF7676"/>
    </style:style>
    <style:style style:name="T6" style:parent-style-name="Policepardéfaut" style:family="text">
      <style:text-properties style:font-name="Quicksand, sans-serif" fo:color="#FF7676"/>
    </style:style>
    <style:style style:name="P7" style:parent-style-name="Standard" style:family="paragraph">
      <style:paragraph-properties fo:widows="2" fo:orphans="2"/>
    </style:style>
    <style:style style:name="P8" style:parent-style-name="Standard" style:family="paragraph">
      <style:paragraph-properties fo:widows="2" fo:orphans="2"/>
    </style:style>
    <style:style style:name="P9" style:parent-style-name="Standard" style:family="paragraph">
      <style:paragraph-properties fo:widows="2" fo:orphans="2"/>
    </style:style>
    <style:style style:name="P10" style:parent-style-name="Standard" style:family="paragraph">
      <style:paragraph-properties fo:widows="2" fo:orphans="2"/>
    </style:style>
    <style:style style:name="T11" style:parent-style-name="Policepardéfaut" style:family="text">
      <style:text-properties fo:color="#FF7676"/>
    </style:style>
    <style:style style:name="T12" style:parent-style-name="Policepardéfaut" style:family="text">
      <style:text-properties style:font-name="Quicksand, sans-serif" fo:color="#FF7676"/>
    </style:style>
    <style:style style:name="P13" style:parent-style-name="Standard" style:family="paragraph">
      <style:paragraph-properties fo:widows="2" fo:orphans="2"/>
    </style:style>
    <style:style style:name="P14" style:parent-style-name="Standard" style:family="paragraph">
      <style:paragraph-properties fo:widows="2" fo:orphans="2"/>
    </style:style>
    <style:style style:name="P15" style:parent-style-name="Standard" style:family="paragraph">
      <style:paragraph-properties fo:widows="2" fo:orphans="2"/>
    </style:style>
    <style:style style:name="P16" style:parent-style-name="Standard" style:family="paragraph">
      <style:paragraph-properties fo:widows="2" fo:orphans="2"/>
    </style:style>
    <style:style style:name="T17" style:parent-style-name="Policepardéfaut" style:family="text">
      <style:text-properties fo:color="#FF7676"/>
    </style:style>
    <style:style style:name="T18" style:parent-style-name="Policepardéfaut" style:family="text">
      <style:text-properties style:font-name="Quicksand, sans-serif" fo:color="#FF7676"/>
    </style:style>
    <style:style style:name="P19" style:parent-style-name="Standard" style:family="paragraph">
      <style:paragraph-properties fo:widows="2" fo:orphans="2"/>
    </style:style>
    <style:style style:name="P20" style:parent-style-name="Standard" style:family="paragraph">
      <style:paragraph-properties fo:widows="2" fo:orphans="2"/>
    </style:style>
    <style:style style:name="P21" style:parent-style-name="Standard" style:family="paragraph">
      <style:paragraph-properties fo:widows="2" fo:orphans="2"/>
    </style:style>
    <style:style style:name="P22" style:parent-style-name="Standard" style:family="paragraph">
      <style:paragraph-properties fo:widows="2" fo:orphans="2"/>
    </style:style>
    <style:style style:name="P23" style:parent-style-name="Standard" style:family="paragraph">
      <style:paragraph-properties fo:widows="2" fo:orphans="2"/>
    </style:style>
    <style:style style:name="T24" style:parent-style-name="Policepardéfaut" style:family="text">
      <style:text-properties fo:color="#FF7676"/>
    </style:style>
    <style:style style:name="T25" style:parent-style-name="Policepardéfaut" style:family="text">
      <style:text-properties style:font-name="Quicksand, sans-serif" fo:color="#FF7676"/>
    </style:style>
    <style:style style:name="P26" style:parent-style-name="Standard" style:family="paragraph">
      <style:paragraph-properties fo:widows="2" fo:orphans="2"/>
    </style:style>
    <style:style style:name="P27" style:parent-style-name="Standard" style:family="paragraph">
      <style:paragraph-properties fo:widows="2" fo:orphans="2"/>
    </style:style>
    <style:style style:name="P28" style:parent-style-name="Standard" style:family="paragraph">
      <style:paragraph-properties fo:widows="2" fo:orphans="2"/>
    </style:style>
    <style:style style:name="P29" style:parent-style-name="Standard" style:family="paragraph">
      <style:paragraph-properties fo:widows="2" fo:orphans="2"/>
    </style:style>
    <style:style style:name="P30" style:parent-style-name="Standard" style:family="paragraph">
      <style:paragraph-properties fo:widows="2" fo:orphans="2"/>
    </style:style>
    <style:style style:name="P31" style:parent-style-name="Standard" style:family="paragraph">
      <style:paragraph-properties fo:widows="2" fo:orphans="2"/>
    </style:style>
    <style:style style:name="P32" style:parent-style-name="Standard" style:family="paragraph">
      <style:paragraph-properties fo:widows="2" fo:orphans="2"/>
    </style:style>
    <style:style style:name="P33" style:parent-style-name="Standard" style:family="paragraph">
      <style:paragraph-properties fo:widows="2" fo:orphans="2"/>
    </style:style>
    <style:style style:name="P34" style:parent-style-name="Standard" style:family="paragraph">
      <style:paragraph-properties fo:widows="2" fo:orphans="2"/>
    </style:style>
    <style:style style:name="P35" style:parent-style-name="Standard" style:family="paragraph">
      <style:paragraph-properties fo:widows="2" fo:orphans="2"/>
    </style:style>
    <style:style style:name="P36" style:parent-style-name="Standard" style:family="paragraph">
      <style:paragraph-properties fo:widows="2" fo:orphans="2"/>
    </style:style>
    <style:style style:name="T37" style:parent-style-name="Policepardéfaut" style:family="text">
      <style:text-properties fo:color="#FF7676"/>
    </style:style>
    <style:style style:name="T38" style:parent-style-name="Policepardéfaut" style:family="text">
      <style:text-properties style:font-name="Quicksand, sans-serif" fo:color="#FF7676"/>
    </style:style>
    <style:style style:name="P39" style:parent-style-name="Standard" style:family="paragraph">
      <style:paragraph-properties fo:widows="2" fo:orphans="2"/>
    </style:style>
    <style:style style:name="P40" style:parent-style-name="Standard" style:family="paragraph">
      <style:paragraph-properties fo:widows="2" fo:orphans="2"/>
      <style:text-properties style:font-name="Georgia, serif" fo:color="#292929" fo:font-size="13.5pt" style:font-size-asian="13.5pt"/>
    </style:style>
    <style:style style:name="P41" style:parent-style-name="Standard" style:family="paragraph">
      <style:paragraph-properties fo:widows="2" fo:orphans="2"/>
      <style:text-properties style:font-name="Georgia, serif" fo:color="#292929" fo:font-size="13.5pt" style:font-size-asian="13.5pt"/>
    </style:style>
    <style:style style:name="P42" style:parent-style-name="Standard" style:family="paragraph">
      <style:paragraph-properties fo:widows="2" fo:orphans="2"/>
      <style:text-properties style:font-name="Georgia, serif" fo:color="#292929" fo:font-size="13.5pt" style:font-size-asian="13.5pt"/>
    </style:style>
    <style:style style:name="P43" style:parent-style-name="Standard" style:family="paragraph">
      <style:paragraph-properties fo:widows="2" fo:orphans="2"/>
      <style:text-properties style:font-name="Georgia, serif" fo:color="#292929" fo:font-size="13.5pt" style:font-size-asian="13.5pt"/>
    </style:style>
    <style:style style:name="P44" style:parent-style-name="Standard" style:family="paragraph">
      <style:paragraph-properties fo:widows="2" fo:orphans="2"/>
      <style:text-properties style:font-name="Georgia, serif" fo:color="#292929" fo:font-size="13.5pt" style:font-size-asian="13.5pt"/>
    </style:style>
    <style:style style:name="P45" style:parent-style-name="Standard" style:family="paragraph">
      <style:paragraph-properties fo:widows="2" fo:orphans="2"/>
      <style:text-properties style:font-name="Georgia, serif" fo:color="#292929" fo:font-size="13.5pt" style:font-size-asian="13.5pt"/>
    </style:style>
    <style:style style:name="P46" style:parent-style-name="Standard" style:family="paragraph">
      <style:paragraph-properties fo:widows="2" fo:orphans="2"/>
      <style:text-properties style:font-name="Georgia, serif" fo:color="#292929" fo:font-size="13.5pt" style:font-size-asian="13.5pt"/>
    </style:style>
    <style:style style:name="P47" style:parent-style-name="Standard" style:family="paragraph">
      <style:paragraph-properties fo:widows="2" fo:orphans="2"/>
      <style:text-properties style:font-name="Georgia, serif" fo:color="#292929" fo:font-size="13.5pt" style:font-size-asian="13.5pt"/>
    </style:style>
    <style:style style:name="P48" style:parent-style-name="Standard" style:family="paragraph">
      <style:paragraph-properties fo:widows="2" fo:orphans="2"/>
      <style:text-properties style:font-name="Georgia, serif" fo:color="#292929" fo:font-size="13.5pt" style:font-size-asian="13.5pt"/>
    </style:style>
    <style:style style:name="P49" style:parent-style-name="Standard" style:family="paragraph">
      <style:paragraph-properties fo:widows="2" fo:orphans="2"/>
      <style:text-properties style:font-name="Georgia, serif" fo:color="#292929" fo:font-size="13.5pt" style:font-size-asian="13.5pt"/>
    </style:style>
    <style:style style:name="P50" style:parent-style-name="Standard" style:family="paragraph">
      <style:paragraph-properties fo:widows="2" fo:orphans="2"/>
    </style:style>
    <style:style style:name="T51" style:parent-style-name="Policepardéfaut" style:family="text">
      <style:text-properties style:font-name="Quicksand, sans-serif" fo:color="#FF7676"/>
    </style:style>
    <style:style style:name="P52"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53" style:parent-style-name="Standard" style:family="paragraph">
      <style:paragraph-properties fo:margin-left="0.052in" fo:margin-right="0.052in">
        <style:tab-stops/>
      </style:paragraph-properties>
    </style:style>
    <style:style style:name="T54" style:parent-style-name="Policepardéfaut" style:family="text">
      <style:text-properties style:font-name="Georgia, serif" fo:color="#292929" fo:font-size="13.5pt" style:font-size-asian="13.5pt"/>
    </style:style>
    <style:style style:name="T55" style:parent-style-name="Policepardéfaut" style:family="text">
      <style:text-properties style:font-name="Georgia, serif" fo:color="#292929" fo:font-size="13.5pt" style:font-size-asian="13.5pt"/>
    </style:style>
    <style:style style:name="P56"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57" style:parent-style-name="Standard" style:family="paragraph">
      <style:paragraph-properties fo:margin-left="0.052in" fo:margin-right="0.052in">
        <style:tab-stops/>
      </style:paragraph-properties>
    </style:style>
    <style:style style:name="T58" style:parent-style-name="Policepardéfaut" style:family="text">
      <style:text-properties style:font-name="Georgia, serif" fo:color="#FF7676" fo:font-size="13.5pt" style:font-size-asian="13.5pt"/>
    </style:style>
    <style:style style:name="T59" style:parent-style-name="Policepardéfaut" style:family="text">
      <style:text-properties style:font-name="Quicksand, sans-serif" fo:color="#FF7676"/>
    </style:style>
    <style:style style:name="P60"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61"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62"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63" style:parent-style-name="Standard" style:family="paragraph">
      <style:paragraph-properties fo:margin-left="0.052in" fo:margin-right="0.052in">
        <style:tab-stops/>
      </style:paragraph-properties>
    </style:style>
    <style:style style:name="T64" style:parent-style-name="Policepardéfaut" style:family="text">
      <style:text-properties fo:color="#FF7676"/>
    </style:style>
    <style:style style:name="T65" style:parent-style-name="Policepardéfaut" style:family="text">
      <style:text-properties style:font-name="Quicksand, sans-serif" fo:color="#FF7676"/>
    </style:style>
    <style:style style:name="T66" style:parent-style-name="Policepardéfaut" style:family="text">
      <style:text-properties style:font-name="Quicksand, sans-serif" fo:color="#FF7676"/>
    </style:style>
    <style:style style:name="P67" style:parent-style-name="Standard" style:family="paragraph">
      <style:paragraph-properties fo:margin-left="0.052in" fo:margin-right="0.052in">
        <style:tab-stops/>
      </style:paragraph-properties>
    </style:style>
    <style:style style:name="P68" style:parent-style-name="Standard" style:family="paragraph">
      <style:paragraph-properties fo:margin-left="0.052in" fo:margin-right="0.052in">
        <style:tab-stops/>
      </style:paragraph-properties>
    </style:style>
    <style:style style:name="P69" style:parent-style-name="Standard" style:family="paragraph">
      <style:paragraph-properties fo:margin-left="0.052in" fo:margin-right="0.052in">
        <style:tab-stops/>
      </style:paragraph-properties>
    </style:style>
    <style:style style:name="P70" style:parent-style-name="Standard" style:family="paragraph">
      <style:paragraph-properties fo:margin-left="0.052in" fo:margin-right="0.052in">
        <style:tab-stops/>
      </style:paragraph-properties>
    </style:style>
    <style:style style:name="T71" style:parent-style-name="Policepardéfaut" style:family="text">
      <style:text-properties fo:color="#FF7676"/>
    </style:style>
    <style:style style:name="T72" style:parent-style-name="Policepardéfaut" style:family="text">
      <style:text-properties style:font-name="Quicksand, sans-serif" fo:color="#FF7676"/>
    </style:style>
    <style:style style:name="P73" style:parent-style-name="Standard" style:family="paragraph">
      <style:paragraph-properties fo:margin-left="0.052in" fo:margin-right="0.052in">
        <style:tab-stops/>
      </style:paragraph-properties>
    </style:style>
    <style:style style:name="T74" style:parent-style-name="Policepardéfaut" style:family="text">
      <style:text-properties style:text-position="super 66.6%"/>
    </style:style>
    <style:style style:name="P75" style:parent-style-name="Standard" style:family="paragraph">
      <style:paragraph-properties fo:margin-left="0.052in" fo:margin-right="0.052in">
        <style:tab-stops/>
      </style:paragraph-properties>
    </style:style>
    <style:style style:name="P76" style:parent-style-name="Standard" style:family="paragraph">
      <style:paragraph-properties fo:margin-left="0.052in" fo:margin-right="0.052in">
        <style:tab-stops/>
      </style:paragraph-properties>
    </style:style>
    <style:style style:name="T77" style:parent-style-name="Policepardéfaut" style:family="text">
      <style:text-properties fo:color="#FF7676"/>
    </style:style>
    <style:style style:name="T78" style:parent-style-name="Policepardéfaut" style:family="text">
      <style:text-properties style:font-name="Quicksand, sans-serif" fo:color="#FF7676"/>
    </style:style>
    <style:style style:name="P79" style:parent-style-name="Standard" style:family="paragraph">
      <style:paragraph-properties fo:margin-left="0.052in" fo:margin-right="0.052in">
        <style:tab-stops/>
      </style:paragraph-properties>
    </style:style>
    <style:style style:name="P80" style:parent-style-name="Standard" style:family="paragraph">
      <style:paragraph-properties fo:margin-left="0.052in" fo:margin-right="0.052in">
        <style:tab-stops/>
      </style:paragraph-properties>
    </style:style>
    <style:style style:name="P81" style:parent-style-name="Standard" style:family="paragraph">
      <style:paragraph-properties fo:margin-left="0.052in" fo:margin-right="0.052in">
        <style:tab-stops/>
      </style:paragraph-properties>
    </style:style>
    <style:style style:name="P82" style:parent-style-name="Standard" style:family="paragraph">
      <style:paragraph-properties fo:margin-left="0.052in" fo:margin-right="0.052in">
        <style:tab-stops/>
      </style:paragraph-properties>
    </style:style>
    <style:style style:name="T83" style:parent-style-name="Policepardéfaut" style:family="text">
      <style:text-properties fo:color="#FF7676"/>
    </style:style>
    <style:style style:name="T84" style:parent-style-name="Policepardéfaut" style:family="text">
      <style:text-properties style:font-name="Quicksand, sans-serif" fo:color="#FF7676"/>
    </style:style>
    <style:style style:name="P85" style:parent-style-name="Standard" style:family="paragraph">
      <style:paragraph-properties fo:margin-left="0.052in" fo:margin-right="0.052in">
        <style:tab-stops/>
      </style:paragraph-properties>
    </style:style>
    <style:style style:name="P86" style:parent-style-name="Standard" style:family="paragraph">
      <style:paragraph-properties fo:margin-left="0.052in" fo:margin-right="0.052in">
        <style:tab-stops/>
      </style:paragraph-properties>
    </style:style>
    <style:style style:name="P87" style:parent-style-name="Standard" style:family="paragraph">
      <style:paragraph-properties fo:margin-left="0.052in" fo:margin-right="0.052in">
        <style:tab-stops/>
      </style:paragraph-properties>
    </style:style>
    <style:style style:name="P88" style:parent-style-name="Standard" style:family="paragraph">
      <style:paragraph-properties fo:margin-left="0.052in" fo:margin-right="0.052in">
        <style:tab-stops/>
      </style:paragraph-properties>
    </style:style>
    <style:style style:name="T89" style:parent-style-name="Policepardéfaut" style:family="text">
      <style:text-properties fo:color="#FF7676"/>
    </style:style>
    <style:style style:name="T90" style:parent-style-name="Policepardéfaut" style:family="text">
      <style:text-properties style:font-name="Quicksand, sans-serif" fo:color="#FF7676"/>
    </style:style>
    <style:style style:name="T91" style:parent-style-name="Policepardéfaut" style:family="text">
      <style:text-properties style:font-name="Quicksand, sans-serif" fo:color="#FF7676"/>
    </style:style>
    <style:style style:name="P92" style:parent-style-name="Standard" style:family="paragraph">
      <style:paragraph-properties fo:margin-left="0.052in" fo:margin-right="0.052in">
        <style:tab-stops/>
      </style:paragraph-properties>
    </style:style>
    <style:style style:name="P93" style:parent-style-name="Standard" style:family="paragraph">
      <style:paragraph-properties fo:margin-left="0.052in" fo:margin-right="0.052in">
        <style:tab-stops/>
      </style:paragraph-properties>
    </style:style>
    <style:style style:name="P94" style:parent-style-name="Standard" style:family="paragraph">
      <style:paragraph-properties fo:margin-left="0.052in" fo:margin-right="0.052in">
        <style:tab-stops/>
      </style:paragraph-properties>
    </style:style>
  </office:automatic-styles>
  <office:body>
    <office:text text:use-soft-page-breaks="true">
      <text:p text:style-name="P1"><text:span text:style-name="T2"> </text:span><text:span text:style-name="T3">Tâche : décrire des sites intéressant dans votre veille de sécurité informatique pour prouver au jury que vous y êtes très sensible</text:span></text:p>
      <text:p text:style-name="Standard"/>
      <text:p text:style-name="Standard">Les sites web que j'utilise pour la veille<text:s/>informatique sont l'ANSSI (https://www.ssi.gouv.fr/), Agence nationale de la sécurité des systèmes d’information et CERT-FR: (https://www.cert.ssi.gouv.fr/), centre gouvernemental de veille, d’alerte et de réponse aux attaques informatiques, est un organisme français qui participe à la mission d'autorité nationale de défense des systèmes d’information.</text:p>
      <text:p text:style-name="Standard"/>
      <text:p text:style-name="Standard"/>
      <text:p text:style-name="P4"><text:span text:style-name="T5"> </text:span><text:span text:style-name="T6">Tâche : présenter brièvement votre site internet </text:span>:</text:p>
      <text:p text:style-name="P7">Notre site a pour vocation d’aider les parents à retrouver les doudous perdus de leurs enfants. Nous comprenons à quel point ces objets peuvent être précieux pour vos tout-petits, c'est pourquoi nous nous efforçons de vous proposer une large sélection de doudous pour répondre à tous les goûts et tous les besoins.</text:p>
      <text:p text:style-name="P8">Notre site propose des doudous neufs de marques reconnues ainsi que des doudous d'occasion soigneusement sélectionnés et nettoyés, pour permettre à chacun de trouver le doudou qui lui convient le mieux.</text:p>
      <text:p text:style-name="P9"/>
      <text:p text:style-name="P10"><text:span text:style-name="T11"> </text:span><text:span text:style-name="T12">Tâche : expliquer à quoi sert le role admin sur votre site</text:span></text:p>
      <text:p text:style-name="P13"/>
      <text:p text:style-name="P14">Le rôle d’admin sert à voir, ajouter, modifier et supprimer les produits.</text:p>
      <text:p text:style-name="P15"/>
      <text:p text:style-name="P16"><text:span text:style-name="T17"> </text:span><text:span text:style-name="T18">Tâche : expliquer le role user et ce qu'il peut faire sur votre site</text:span></text:p>
      <text:p text:style-name="P19"/>
      <text:p text:style-name="P20">Le rôle user permet de naviguer dans son compte client, pour ajouter, modifier ses infos personnelles , commander et payer.</text:p>
      <text:p text:style-name="P21">Ce rôle est indispensable pour l’achat.</text:p>
      <text:p text:style-name="P22"/>
      <text:p text:style-name="P23"><text:span text:style-name="T24"> </text:span><text:span text:style-name="T25">Tâche : donner quelques mots sur le marché, le domaine de l'activité et à votre avis, pourquoi il y a des concurrents sur ce marché</text:span></text:p>
      <text:p text:style-name="P26"/>
      <text:p text:style-name="P27">Le marché des doudous est un marché en croissance constante, les parents accordent une grande<text:s/>importance à la sécurité et au bien-être de leurs enfants. La demande pour des doudous neufs et d'occasion est en hausse en raison de la nostalgie associée à ces objets, ainsi que de la difficulté à trouver des remplacements pour les doudous perdus.</text:p>
      <text:p text:style-name="P28"/>
      <text:p text:style-name="P29">Le domaine de l'activité des doudous est très concurrentiel, avec de nombreux acteurs proposant des doudous neufs et d'occasion en ligne et en magasin. La concurrence est féroce car il y a une demande croissante pour ces produits, mais aussi en raison de la facilité avec laquelle de nouveaux acteurs peuvent entrer sur le marché grâce à l'e-commerce.</text:p>
      <text:p text:style-name="P30"/>
      <text:p text:style-name="P31">Les concurrents offrent souvent des doudous similaires à des prix compétitifs, et certains se démarquent en offrant des options de personnalisation ou en se concentrant sur des marques de doudous haut de gamme. Pour réussir sur ce marché, il est important de proposer des produits de haute qualité, de se différencier de la concurrence par des offres uniques, et d'offrir un excellent service client pour fidéliser les clients.</text:p>
      <text:p text:style-name="P32"/>
      <text:p text:style-name="P33"/>
      <text:p text:style-name="P34"/>
      <text:p text:style-name="P35"/>
      <text:p text:style-name="P36"><text:span text:style-name="T37"> </text:span><text:span text:style-name="T38">Tâche : décrire chacun de vos concurrents sur ce marché</text:span></text:p>
      <text:p text:style-name="P39"/>
      <text:p text:style-name="P40">Les grands magasins : Les grands magasins tels que, Carrefour, La Grande Récré, <text:s/>etc. proposent souvent des doudous neufs à des prix compétitifs en ligne et dans leurs magasins physiques.</text:p>
      <text:p text:style-name="P41"/>
      <text:p text:style-name="P42">Les boutiques spécialisées en ligne : Il existe de nombreuses boutiques en ligne spécialisées dans la vente de doudous neufs et d'occasion. Ces boutiques se concentrent généralement sur des marques spécifiques ou des types de doudous et offrent souvent<text:s/>une grande variété de choix.</text:p>
      <text:p text:style-name="P43"/>
      <text:p text:style-name="P44">Les vendeurs d'occasion en ligne : Des sites de vente d'occasion tels que eBay et Le Bon Coin sont également des concurrents sur le marché des doudous, car ils permettent aux parents de trouver des doudous d'occasion à des prix abordables.</text:p>
      <text:p text:style-name="P45"/>
      <text:p text:style-name="P46">Les boutiques de doudous haut de gamme : Certains détaillants se spécialisent dans la vente de doudous haut de gamme de marques prestigieuses. Ces boutiques peuvent proposer des options de personnalisation ou des éditions limitées pour attirer des clients.</text:p>
      <text:p text:style-name="P47"/>
      <text:p text:style-name="P48">Les vendeurs de doudous personnalisés : Les vendeurs de doudous personnalisés proposent des produits sur mesure pour les clients qui cherchent quelque chose de plus unique. Ils peuvent personnaliser des doudous avec des noms, des dates de<text:s/>naissance, ou des designs spécifiques.</text:p>
      <text:p text:style-name="P49"/>
      <text:p text:style-name="P50"><text:span text:style-name="T51"> Tâche : expliquer la population cible de votre site internet</text:span></text:p>
      <text:p text:style-name="P52"/>
      <text:p text:style-name="P53"><text:span text:style-name="T54">La population cible de votre site internet est constituée de parents, grands-parents, tuteurs légaux, amis ou toute personne cherchant un doudou neuf ou<text:s/></text:span><text:span text:style-name="T55">d'occasion pour un enfant. Les clients peuvent être à la recherche d'un doudou pour leur propre enfant, ou pour offrir en cadeau à un ami ou à un membre de leur famille.</text:span></text:p>
      <text:p text:style-name="P56"/>
      <text:p text:style-name="P57"><text:span text:style-name="T58"> </text:span><text:span text:style-name="T59">Tâche : expliquer une fonctionnalité important de votre site internet</text:span></text:p>
      <text:p text:style-name="P60"/>
      <text:p text:style-name="P61">Une fonctionnalité importante est la recherche de produits via la barre de recherche.</text:p>
      <text:p text:style-name="P62"/>
      <text:p text:style-name="P63"><text:span text:style-name="T64"> </text:span><text:span text:style-name="T65">Tâche :<text:s/></text:span><text:span text:style-name="T66">expliquer l'historique, la naissance de votre idée</text:span></text:p>
      <text:p text:style-name="P67"/>
      <text:p text:style-name="P68">Etant père d’une petite fille, lors de la perte de son doudou, elle ne voulait pas avoir d’autre doudous. Les boutiques habituelles n’en vendaient plus donc la recherche s’est porté<text:s/>sur<text:s/>les commerces en ligne, j’ai pu trouver le même doudou mais au prix double, c’est là que je me suis aperçu du potentiel de ce business.</text:p>
      <text:p text:style-name="P69"/>
      <text:p text:style-name="P70"><text:span text:style-name="T71"> </text:span><text:span text:style-name="T72">Tâche : expliquer le premier objectif du site</text:span></text:p>
      <text:p text:style-name="P73"><text:line-break/>Le 1<text:span text:style-name="T74">er</text:span><text:s/>objectif du site est de proposer à la vente des doudous et peluches neuf et occasion pour les parents .</text:p>
      <text:p text:style-name="P75"/>
      <text:p text:style-name="P76"><text:span text:style-name="T77"> </text:span><text:span text:style-name="T78">Tâche : expliquer le 2nd objectif de votre site</text:span></text:p>
      <text:p text:style-name="P79"/>
      <text:p text:style-name="P80"/>
      <text:p text:style-name="P81"/>
      <text:p text:style-name="P82"><text:span text:style-name="T83"> </text:span><text:span text:style-name="T84">Tâche : expliquer le besoin que votre site comble et comment il le comble</text:span></text:p>
      <text:p text:style-name="P85"/>
      <text:p text:style-name="P86"/>
      <text:p text:style-name="P87"/>
      <text:p text:style-name="P88"><text:span text:style-name="T89"> </text:span><text:span text:style-name="T90">Tâche : expliquer<text:s/></text:span><text:span text:style-name="T91">l'espace utilisateur de votre site</text:span></text:p>
      <text:p text:style-name="P92"><text:line-break/></text:p>
      <text:p text:style-name="P93"/>
      <text:p text:style-name="P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Quicksand, sans-serif" svg:font-family="Quicksand, sans-serif" style:font-family-generic="system"/>
    <style:font-face style:name="Georgia, serif" svg:font-family="Georgia, 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1965in" fo:line-height="115%"/>
      <style:text-properties fo:hyphenate="false"/>
    </style:style>
    <style:style style:name="NumberingSymbols" style:display-name="Numbering Symbols" style:family="tex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fr" style:country-asian="F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ANG</dc:creator>
    <meta:creation-date>2023-05-09T12:19:00Z</meta:creation-date>
    <dc:date>2023-05-12T07:36:00Z</dc:date>
    <meta:template xlink:href="Normal.dotm" xlink:type="simple"/>
    <meta:editing-cycles>6</meta:editing-cycles>
    <meta:editing-duration>PT26400S</meta:editing-duration>
    <meta:document-statistic meta:page-count="3" meta:paragraph-count="10" meta:word-count="819" meta:character-count="5317" meta:row-count="37" meta:non-whitespace-character-count="4508"/>
  </office:meta>
</office:document-meta>
</file>